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5c64" officeooo:paragraph-rsid="00105c64"/>
    </style:style>
    <style:style style:name="P2" style:family="paragraph" style:parent-style-name="Standard">
      <style:paragraph-properties fo:text-align="start" style:justify-single-word="false"/>
      <style:text-properties officeooo:rsid="00105c64" officeooo:paragraph-rsid="00105c64"/>
    </style:style>
    <style:style style:name="T1" style:family="text">
      <style:text-properties style:text-position="super 58%" officeooo:rsid="0013f545"/>
    </style:style>
    <style:style style:name="T2" style:family="text">
      <style:text-properties officeooo:rsid="0011b7e5"/>
    </style:style>
    <style:style style:name="T3" style:family="text">
      <style:text-properties officeooo:rsid="0012754e"/>
    </style:style>
    <style:style style:name="T4" style:family="text">
      <style:text-properties officeooo:rsid="0013f545"/>
    </style:style>
    <style:style style:name="T5" style:family="text">
      <style:text-properties style:text-position="sub 58%" officeooo:rsid="0013f5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nematics in 1 Dimension - Things To Memorize</text:p>
      <text:p text:style-name="P2">Vectors and Scalars</text:p>
      <text:p text:style-name="P2"><text:tab/><text:span text:style-name="T2">Distance vs Displacement</text:span></text:p>
      <text:p text:style-name="P2"><text:tab/><text:span text:style-name="T2">Speed vs Velocity</text:span></text:p>
      <text:p text:style-name="P2"/>
      <text:p text:style-name="P2">Distance, Velocity and Time</text:p>
      <text:p text:style-name="P2"/>
      <text:p text:style-name="P2"/>
      <text:p text:style-name="P2">Frames of Reference</text:p>
      <text:p text:style-name="P2"/>
      <text:p text:style-name="P2"/>
      <text:p text:style-name="P2">Acceleration</text:p>
      <text:p text:style-name="P2"><text:tab/><text:span text:style-name="T2">Average speed is distance over time. </text:span></text:p>
      <text:p text:style-name="P2"><text:tab/><text:span text:style-name="T3">Instantaneous speed is how fast it is going at that moment. </text:span></text:p>
      <text:p text:style-name="P2"/>
      <text:p text:style-name="P2">Kinematic Equations</text:p>
      <text:p text:style-name="P2"><text:tab/>There are 5 Kinematic Variables</text:p>
      <text:p text:style-name="P2"><text:tab/>and 4 kinematic equations.</text:p>
      <text:p text:style-name="P2"><text:tab/>If you know 3 of the variables,</text:p>
      <text:p text:style-name="P2"><text:tab/>you can find the other 2</text:p>
      <text:p text:style-name="P2"><text:tab/>which makes for 1 happy physics student!</text:p>
      <text:p text:style-name="P2"/>
      <text:p text:style-name="P2"/>
      <text:p text:style-name="P2">Vertical Motion</text:p>
      <text:p text:style-name="P2"><text:tab/><text:span text:style-name="T4">g</text:span><text:span text:style-name="T5">earth</text:span><text:span text:style-name="T4"> = 9.81 m/s</text:span><text:span text:style-name="T1">2</text:span></text:p>
      <text:p text:style-name="P2"><text:tab/><text:span text:style-name="T4">g is always your acceleration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21:27:04.903570500</meta:creation-date>
    <dc:date>2018-01-19T07:55:59.757383178</dc:date>
    <meta:editing-duration>PT33M51S</meta:editing-duration>
    <meta:editing-cycles>8</meta:editing-cycles>
    <meta:generator>LibreOffice/5.2.7.2$Linux_X86_64 LibreOffice_project/20$Build-2</meta:generator>
    <meta:document-statistic meta:table-count="0" meta:image-count="0" meta:object-count="0" meta:page-count="1" meta:paragraph-count="18" meta:word-count="84" meta:character-count="506" meta:non-whitespace-character-count="427"/>
  </office:meta>
</office:document-meta>
</file>